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e655" officeooo:paragraph-rsid="0004e655"/>
    </style:style>
    <style:style style:name="P2" style:family="paragraph" style:parent-style-name="Standard" style:list-style-name="L1">
      <style:text-properties officeooo:rsid="0006e33e" officeooo:paragraph-rsid="0006e33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240-240</text:p>
      <text:p text:style-name="P1"/>
      <text:p text:style-name="P1">Relever les acteurs de la gouvernance économique libérale et leurs revendications</text:p>
      <text:list xml:id="list522962224552108889" text:style-name="L1">
        <text:list-item>
          <text:p text:style-name="P2">L’ONU</text:p>
          <text:list>
            <text:list-item>
              <text:p text:style-name="P2">Coopération entre les États et les entreprises</text:p>
            </text:list-item>
          </text:list>
        </text:list-item>
        <text:list-item>
          <text:p text:style-name="P2"><text:span text:style-name="T1">Les Amis de la Terre</text:span> (une ONG)</text:p>
          <text:list>
            <text:list-item>
              <text:p text:style-name="P2">veut que des mesures soient prises au sein de l’ONU pour que les décisions soient pour l’intérêt publique, et non pour l’intérêt des entreprises</text:p>
            </text:list-item>
          </text:list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10:12:32.692000000</meta:creation-date>
    <dc:date>2018-11-26T10:33:03.488000000</dc:date>
    <meta:editing-duration>P0D</meta:editing-duration>
    <meta:editing-cycles>1</meta:editing-cycles>
    <meta:document-statistic meta:table-count="0" meta:image-count="0" meta:object-count="0" meta:page-count="1" meta:paragraph-count="7" meta:word-count="57" meta:character-count="321" meta:non-whitespace-character-count="275"/>
    <meta:generator>LibreOffice/5.1.6.2$Windows_x86 LibreOffice_project/07ac168c60a517dba0f0d7bc7540f5afa45f0909</meta:generator>
  </office:meta>
</office:document-meta>
</file>